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787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6600"/>
    </style:style>
    <style:style style:name="ce45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3333"/>
    </style:style>
    <style:style style:name="ce59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8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7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7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100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6" table:number-columns-repeated="3"/>
          <table:table-cell table:style-name="ce55" table:number-columns-repeated="3"/>
          <table:table-cell/>
          <table:table-cell table:style-name="ce76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'/S'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7"/>
          <table:table-cell table:style-name="ce60" office:value-type="string" calcext:value-type="string">
            <text:p>enabled-reg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6" office:value-type="string" calcext:value-type="string">
            <text:p>'/S' AppData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5" office:value-type="string" calcext:value-type="string">
            <text:p>Installer exe</text:p>
          </table:table-cell>
          <table:table-cell table:style-name="ce55" office:value-type="string" calcext:value-type="string">
            <text:p>appdata</text:p>
          </table:table-cell>
          <table:table-cell table:style-name="ce56" office:value-type="string" calcext:value-type="string">
            <text:p>ALPHA - TREAT AS STABLE</text:p>
          </table:table-cell>
          <table:table-cell table:number-columns-repeated="9"/>
          <table:table-cell table:style-name="ce29" office:value-type="float" office:value="20140521" calcext:value-type="float">
            <text:p>20140521</text:p>
          </table:table-cell>
          <table:table-cell/>
          <table:table-cell table:style-name="ce75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86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41"/>
          <table:table-cell table:style-name="ce47" office:value-type="string" calcext:value-type="string">
            <text:p>zip webFil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number-columns-repeated="2"/>
          <table:table-cell table:style-name="ce55" office:value-type="string" calcext:value-type="string">
            <text:p>file zip</text:p>
          </table:table-cell>
          <table:table-cell table:number-columns-repeated="10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80"/>
          <table:table-cell table:style-name="ce55" office:value-type="float" office:value="8" calcext:value-type="float">
            <text:p>8</text:p>
          </table:table-cell>
          <table:table-cell table:style-name="ce83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55" office:value-type="string" calcext:value-type="string">
            <text:p>softwareinformer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4"/>
          <table:table-cell table:style-name="ce94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style-name="ce72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55" office:value-type="string" calcext:value-type="string">
            <text:p>filehippo</text:p>
          </table:table-cell>
          <table:table-cell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41"/>
          <table:table-cell/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number-columns-repeated="13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comss.ru</text:p>
          </table:table-cell>
          <table:table-cell table:style-name="ce29" office:value-type="string" calcext:value-type="string">
            <text:p>enabled</text:p>
          </table:table-cell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style-name="ce21"/>
          <table:table-cell/>
          <table:table-cell table:style-name="ce93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busin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cr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5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ida64-engine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77" table:number-columns-repeated="2"/>
          <table:table-cell table:style-name="ce60" office:value-type="string" calcext:value-type="string">
            <text:p>enabled-reg-cv 64</text:p>
          </table:table-cell>
          <table:table-cell table:style-name="ce55"/>
          <table:table-cell table:style-name="ce26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41"/>
          <table:table-cell table:style-name="ce48" office:value-type="string" calcext:value-type="string">
            <text:p>'/VERYSILENT...'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/>
          <table:table-cell table:style-name="ce74"/>
          <table:table-cell table:number-columns-repeated="3"/>
          <table:table-cell table:number-columns-repeated="2"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-cv 64</text:p>
          </table:table-cell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aida64-networkaud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cr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29" office:value-type="string" calcext:value-type="string">
            <text:p>enabled</text:p>
          </table:table-cell>
          <table:table-cell table:style-name="ce55" office:value-type="string" calcext:value-type="string">
            <text:p>TD</text:p>
          </table:table-cell>
          <table:table-cell table:style-name="ce2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style-name="ce37" office:value-type="string" calcext:value-type="string">
            <text:p>notSilent</text:p>
          </table:table-cell>
          <table:table-cell table:number-columns-repeated="4"/>
          <table:table-cell table:style-name="ce54" office:value-type="string" calcext:value-type="string">
            <text:p>FV APPDATA EXE+AUTOHOTKEY</text:p>
          </table:table-cell>
          <table:table-cell table:number-columns-repeated="13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60"/>
          <table:table-cell table:style-name="ce63" office:value-type="float" office:value="20140625" calcext:value-type="float">
            <text:p>20140625</text:p>
          </table:table-cell>
          <table:table-cell table:style-name="ce74"/>
          <table:table-cell/>
          <table:table-cell table:style-name="ce70"/>
          <table:table-cell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4"/>
          <table:table-cell table:style-name="ce96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5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6"/>
          <table:table-cell table:style-name="ce99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5" calcext:value-type="float">
            <text:p>5</text:p>
          </table:table-cell>
          <table:table-cell table:style-name="ce2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81" office:value-type="string" calcext:value-type="string">
            <text:p>enabled-fv 64</text:p>
          </table:table-cell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"/>
          <table:table-cell table:style-name="ce93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jorgeeks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6" office:value-type="string" calcext:value-type="string">
            <text:p>title variable to do</text:p>
          </table:table-cell>
          <table:table-cell/>
          <table:table-cell table:style-name="ce65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60"/>
          <table:table-cell table:number-columns-repeated="5"/>
          <table:table-cell table:style-name="ce78" office:value-type="string" calcext:value-type="string">
            <text:p>OFFICIAL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81" office:value-type="string" calcext:value-type="string">
            <text:p>enabled-fv 64</text:p>
          </table:table-cell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25" office:value-type="string" calcext:value-type="string">
            <text:p>bluej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number-columns-repeated="16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2v</text:p>
          </table:table-cell>
          <table:table-cell table:style-name="ce86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uej-bundle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number-columns-repeated="16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2v</text:p>
          </table:table-cell>
          <table:table-cell table:style-name="ce86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style-name="ce33"/>
          <table:table-cell table:number-columns-repeated="18"/>
          <table:table-cell table:style-name="ce60"/>
          <table:table-cell table:style-name="ce61" office:value-type="float" office:value="20140501" calcext:value-type="float">
            <text:p>20140501</text:p>
          </table:table-cell>
          <table:table-cell table:style-name="ce74"/>
          <table:table-cell table:number-columns-repeated="3"/>
          <table:table-cell table:style-name="ce55" office:value-type="string" calcext:value-type="string">
            <text:p>techspot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string" calcext:value-type="string">
            <text:p>1vr</text:p>
          </table:table-cell>
          <table:table-cell table:style-name="ce87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ccenhanc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5"/>
          <table:table-cell table:style-name="ce47" office:value-type="string" calcext:value-type="string">
            <text:p>like acr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22" office:value-type="string" calcext:value-type="string">
            <text:p>ccleaner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'/S /L=$LCID' regAdd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-cv 86</text:p>
          </table:table-cell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3"/>
          <table:table-cell table:number-columns-repeated="4"/>
          <table:table-cell table:style-name="ce65"/>
          <table:table-cell table:number-columns-repeated="220"/>
        </table:table-row>
        <table:table-row table:style-name="ro3">
          <table:table-cell table:style-name="ce20" office:value-type="string" calcext:value-type="string">
            <text:p>cd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 +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/>
          <table:table-cell table:style-name="ce74"/>
          <table:table-cell table:number-columns-repeated="3"/>
          <table:table-cell table:style-name="ce55" office:value-type="string" calcext:value-type="string">
            <text:p>softwarerating</text:p>
          </table:table-cell>
          <table:table-cell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amwi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lo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77" table:number-columns-repeated="2"/>
          <table:table-cell table:style-name="ce60" office:value-type="string" calcext:value-type="string">
            <text:p>enabled-reg-cv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colorconso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cr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8" calcext:value-type="float">
            <text:p>8</text:p>
          </table:table-cell>
          <table:table-cell table:style-name="ce83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ombofi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0" office:value-type="string" calcext:value-type="string">
            <text:p>like winlockles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8"/>
          <table:table-cell table:number-columns-repeated="2" table:style-name="ce55" office:value-type="string" calcext:value-type="string">
            <text:p>bleeping computer</text:p>
          </table:table-cell>
          <table:table-cell table:style-name="ce29" office:value-type="string" calcext:value-type="string">
            <text:p>enabled</text:p>
          </table:table-cell>
          <table:table-cell table:style-name="ce55" office:value-type="float" office:value="8" calcext:value-type="float">
            <text:p>8</text:p>
          </table:table-cell>
          <table:table-cell table:style-name="ce83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cpu-z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 +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S</text:p>
          </table:table-cell>
          <table:table-cell table:style-name="ce84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7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7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70"/>
          <table:table-cell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slo.ru</text:p>
          </table:table-cell>
          <table:table-cell table:style-name="ce55"/>
          <table:table-cell table:style-name="ce55" office:value-type="string" calcext:value-type="string">
            <text:p>3u</text:p>
          </table:table-cell>
          <table:table-cell table:style-name="ce73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3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instalki.p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3S</text:p>
          </table:table-cell>
          <table:table-cell table:style-name="ce73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4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desur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4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onic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60"/>
          <table:table-cell table:style-name="ce71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WNCLOUD</text:p>
          </table:table-cell>
          <table:table-cell table:style-name="ce55"/>
          <table:table-cell table:style-name="ce55" office:value-type="string" calcext:value-type="string">
            <text:p>O</text:p>
          </table:table-cell>
          <table:table-cell table:style-name="ce55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driver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style-name="ce21"/>
          <table:table-cell table:style-name="ce93" table:number-columns-repeated="2"/>
          <table:table-cell table:number-columns-repeated="225"/>
        </table:table-row>
        <table:table-row table:style-name="ro3">
          <table:table-cell table:style-name="ce20" office:value-type="string" calcext:value-type="string">
            <text:p>drivergeniu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emul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4"/>
          <table:table-cell table:style-name="ce2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fbvl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like smartftp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3"/>
          <table:table-cell table:style-name="ce61"/>
          <table:table-cell table:number-columns-repeated="4"/>
          <table:table-cell table:style-name="ce55"/>
          <table:table-cell table:style-name="ce77"/>
          <table:table-cell table:style-name="ce55"/>
          <table:table-cell table:style-name="ce82" table:number-columns-repeated="2"/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/>
          <table:table-cell table:style-name="ce75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style-name="ce74"/>
          <table:table-cell table:number-columns-repeated="3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2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3" table:number-columns-repeated="2"/>
          <table:table-cell/>
          <table:table-cell table:style-name="ce70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gameboost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tv</text:p>
          </table:table-cell>
          <table:table-cell table:style-name="ce65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ean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It</text:p>
          </table:table-cell>
          <table:table-cell table:style-name="ce53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60"/>
          <table:table-cell table:number-columns-repeated="5"/>
          <table:table-cell table:style-name="ce77" office:value-type="string" calcext:value-type="string">
            <text:p>instalki.pl</text:p>
          </table:table-cell>
          <table:table-cell table:style-name="ce77" office:value-type="string" calcext:value-type="string">
            <text:p>OFFICIAL</text:p>
          </table:table-cell>
          <table:table-cell table:style-name="ce60" office:value-type="string" calcext:value-type="string">
            <text:p>disabled</text:p>
          </table:table-cell>
          <table:table-cell table:style-name="ce55" office:value-type="string" calcext:value-type="string">
            <text:p>1a</text:p>
          </table:table-cell>
          <table:table-cell table:style-name="ce86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 +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/>
          <table:table-cell table:style-name="ce21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8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2S</text:p>
          </table:table-cell>
          <table:table-cell table:style-name="ce87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3"/>
          <table:table-cell/>
          <table:table-cell table:style-name="ce96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71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ireboo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7" calcext:value-type="float">
            <text:p>20140817</text:p>
          </table:table-cell>
          <table:table-cell table:number-columns-repeated="4"/>
          <table:table-cell table:style-name="ce55"/>
          <table:table-cell table:style-name="ce77"/>
          <table:table-cell table:style-name="ce79"/>
          <table:table-cell table:style-name="ce82" table:number-columns-repeated="2"/>
          <table:table-cell table:number-columns-repeated="228"/>
        </table:table-row>
        <table:table-row table:style-name="ro3">
          <table:table-cell table:style-name="ce20" office:value-type="string" calcext:value-type="string">
            <text:p>isoplex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5"/>
          <table:table-cell table:style-name="ce75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4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0" office:value-type="string" calcext:value-type="string">
            <text:p>like winlockles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f</text:p>
          </table:table-cell>
          <table:table-cell table:style-name="ce65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5" office:value-type="float" office:value="20140709" calcext:value-type="float">
            <text:p>20140709</text:p>
          </table:table-cell>
          <table:table-cell table:number-columns-repeated="4"/>
          <table:table-cell table:style-name="ce55" office:value-type="string" calcext:value-type="string">
            <text:p>comss.ru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kclean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81" office:value-type="string" calcext:value-type="string">
            <text:p>enabled-fv 64</text:p>
          </table:table-cell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60"/>
          <table:table-cell/>
          <table:table-cell table:style-name="ce74"/>
          <table:table-cell table:number-columns-repeated="3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5" office:value-type="float" office:value="20140709" calcext:value-type="float">
            <text:p>20140709</text:p>
          </table:table-cell>
          <table:table-cell table:number-columns-repeated="4"/>
          <table:table-cell table:style-name="ce55" office:value-type="string" calcext:value-type="string">
            <text:p>comss.ru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2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7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2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7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2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7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style-name="ce38" office:value-type="string" calcext:value-type="string">
            <text:p>AutoHotKey</text:p>
          </table:table-cell>
          <table:table-cell table:number-columns-repeated="13"/>
          <table:table-cell table:style-name="ce52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7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55" office:value-type="string" calcext:value-type="string">
            <text:p>comss.ru</text:p>
          </table:table-cell>
          <table:table-cell table:style-name="ce55"/>
          <table:table-cell table:style-name="ce55" office:value-type="string" calcext:value-type="string">
            <text:p>1vrs</text:p>
          </table:table-cell>
          <table:table-cell table:style-name="ce84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lin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number-columns-repeated="15"/>
          <table:table-cell table:style-name="ce60"/>
          <table:table-cell table:number-columns-repeated="5"/>
          <table:table-cell table:style-name="ce55" office:value-type="string" calcext:value-type="string">
            <text:p>sumo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4"/>
          <table:table-cell table:style-name="ce97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g</text:p>
          </table:table-cell>
          <table:table-cell table:style-name="ce87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9" office:value-type="string" calcext:value-type="string">
            <text:p>important test</text:p>
          </table:table-cell>
          <table:table-cell table:style-name="ce26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9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8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s</text:p>
          </table:table-cell>
          <table:table-cell table:style-name="ce65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3"/>
          <table:table-cell table:number-columns-repeated="225"/>
        </table:table-row>
        <table:table-row table:style-name="ro3">
          <table:table-cell table:style-name="ce20" office:value-type="string" calcext:value-type="string">
            <text:p>mozbacku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m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3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mro-laun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table:number-columns-repeated="4"/>
          <table:table-cell table:number-columns-repeated="229"/>
        </table:table-row>
        <table:table-row table:style-name="ro3">
          <table:table-cell table:style-name="ce20" office:value-type="string" calcext:value-type="string">
            <text:p>mucommander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like 360ts</text:p>
          </table:table-cell>
          <table:table-cell table:number-columns-repeated="15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 86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84" office:value-type="string" calcext:value-type="string">
            <text:p>same link .msi installer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/>
          <table:table-cell table:style-name="ce75"/>
          <table:table-cell table:number-columns-repeated="2"/>
          <table:table-cell table:style-name="ce52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20" office:value-type="string" calcext:value-type="string">
            <text:p>orwelldevcp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s</text:p>
          </table:table-cell>
          <table:table-cell table:style-name="ce65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eazi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 +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5"/>
          <table:table-cell table:style-name="ce59"/>
          <table:table-cell table:number-columns-repeated="4"/>
          <table:table-cell table:style-name="ce52" office:value-type="string" calcext:value-type="string">
            <text:p>ERROR UNINSTALLING</text:p>
          </table:table-cell>
          <table:table-cell table:style-name="ce5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a</text:p>
          </table:table-cell>
          <table:table-cell table:style-name="ce65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3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partitionwizar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3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41" office:value-type="string" calcext:value-type="string">
            <text:p>enabled-reg-cn 64</text:p>
          </table:table-cell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iratebrows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ESPECIAL 2</text:p>
          </table:table-cell>
          <table:table-cell table:number-columns-repeated="16"/>
          <table:table-cell table:style-name="ce61" office:value-type="float" office:value="20140501" calcext:value-type="float">
            <text:p>20140501</text:p>
          </table:table-cell>
          <table:table-cell table:style-name="ce74"/>
          <table:table-cell table:number-columns-repeated="3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1v4</text:p>
          </table:table-cell>
          <table:table-cell table:style-name="ce89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9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popcorntim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------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3"/>
          <table:table-cell table:style-name="ce61" office:value-type="float" office:value="20140501" calcext:value-type="float">
            <text:p>20140501</text:p>
          </table:table-cell>
          <table:table-cell table:style-name="ce74"/>
          <table:table-cell table:number-columns-repeated="3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8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9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7" office:value-type="string" calcext:value-type="string">
            <text:p>OFFICIAL</text:p>
          </table:table-cell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redeclips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revouninstaller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 +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rmprepusb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ESPECIAL 1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/>
          <table:table-cell table:style-name="ce74"/>
          <table:table-cell table:number-columns-repeated="3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1v3</text:p>
          </table:table-cell>
          <table:table-cell table:style-name="ce90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3"/>
          <table:table-cell/>
          <table:table-cell table:style-name="ce74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91" office:value-type="string" calcext:value-type="string">
            <text:p>same link .exe with variable path</text:p>
          </table:table-cell>
          <table:table-cell table:number-columns-repeated="4"/>
          <table:table-cell table:style-name="ce2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imple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martft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office:value-type="string" calcext:value-type="string">
            <text:p>msi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a</text:p>
          </table:table-cell>
          <table:table-cell table:style-name="ce65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20" office:value-type="string" calcext:value-type="string">
            <text:p>softwareinform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softwareinformer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"/>
          <table:table-cell table:style-name="ce93"/>
          <table:table-cell/>
          <table:table-cell table:style-name="ce98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style-name="ce39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umo</text:p>
          </table:table-cell>
          <table:table-cell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 86</text:p>
          </table:table-cell>
          <table:table-cell table:style-name="ce55" office:value-type="string" calcext:value-type="string">
            <text:p>11v1</text:p>
          </table:table-cell>
          <table:table-cell table:style-name="ce92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3"/>
          <table:table-cell/>
          <table:table-cell table:style-name="ce98"/>
          <table:table-cell table:number-columns-repeated="223"/>
        </table:table-row>
        <table:table-row table:style-name="ro3">
          <table:table-cell table:style-name="ce20" office:value-type="string" calcext:value-type="string">
            <text:p>sonyvegaspr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----------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29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29" office:value-type="float" office:value="20140817" calcext:value-type="float">
            <text:p>20140817</text:p>
          </table:table-cell>
          <table:table-cell table:number-columns-repeated="6"/>
          <table:table-cell table:style-name="ce60" office:value-type="string" calcext:value-type="string">
            <text:p>disabled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speedfan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pybo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majorgeeks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tartmenu8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tartmenureviv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5" office:value-type="string" calcext:value-type="string">
            <text:p>like 360ts +-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sundanc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ystemninja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me4popcorn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careful manual version number</text:p>
          </table:table-cell>
          <table:table-cell table:number-columns-repeated="12"/>
          <table:table-cell table:style-name="ce61" office:value-type="float" office:value="20140501" calcext:value-type="float">
            <text:p>20140501</text:p>
          </table:table-cell>
          <table:table-cell table:style-name="ce74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84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1" office:value-type="string" calcext:value-type="string">
            <text:p>'/VERYSILENT...' AppData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5"/>
          <table:table-cell table:number-columns-repeated="2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3"/>
          <table:table-cell table:style-name="ce72" office:value-type="float" office:value="20140422" calcext:value-type="float">
            <text:p>20140422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tinycad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nytask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/>
          <table:table-cell table:style-name="ce50" office:value-type="string" calcext:value-type="string">
            <text:p>like winlockles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55" office:value-type="string" calcext:value-type="string">
            <text:p>filehippo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4" office:value-type="string" calcext:value-type="string">
            <text:p>testing to integrate in automatic</text:p>
          </table:table-cell>
          <table:table-cell table:number-columns-repeated="2"/>
          <table:table-cell table:style-name="ce65"/>
          <table:table-cell table:number-columns-repeated="220"/>
        </table:table-row>
        <table:table-row table:style-name="ro3">
          <table:table-cell table:style-name="ce20" office:value-type="string" calcext:value-type="string">
            <text:p>ultrais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aida64-extrem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3" calcext:value-type="float">
            <text:p>3</text:p>
          </table:table-cell>
          <table:table-cell table:style-name="ce73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sb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0" office:value-type="string" calcext:value-type="string">
            <text:p>like winlockles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3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7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7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7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wareinformer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4"/>
          <table:table-cell table:style-name="ce98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7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string" calcext:value-type="string">
            <text:p>1v</text:p>
          </table:table-cell>
          <table:table-cell table:style-name="ce85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style-name="ce37" office:value-type="string" calcext:value-type="string">
            <text:p>notSilent</text:p>
          </table:table-cell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77" office:value-type="string" calcext:value-type="string">
            <text:p>OFFICIAL</text:p>
          </table:table-cell>
          <table:table-cell table:style-name="ce77" office:value-type="string" calcext:value-type="string">
            <text:p>owncloud</text:p>
          </table:table-cell>
          <table:table-cell table:style-name="ce79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wincontig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erase installer ketarin</text:p>
          </table:table-cell>
          <table:table-cell table:style-name="ce47" office:value-type="string" calcext:value-type="string">
            <text:p>like acr +-</text:p>
          </table:table-cell>
          <table:table-cell table:number-columns-repeated="15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3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7" office:value-type="string" calcext:value-type="string">
            <text:p>notSilent</text:p>
          </table:table-cell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7" office:value-type="string" calcext:value-type="string">
            <text:p>OFFICIAL</text:p>
          </table:table-cell>
          <table:table-cell table:style-name="ce55"/>
          <table:table-cell table:style-name="ce82" office:value-type="string" calcext:value-type="string">
            <text:p>M</text:p>
          </table:table-cell>
          <table:table-cell table:style-name="ce82" office:value-type="string" calcext:value-type="string">
            <text:p>MANUAL</text:p>
          </table:table-cell>
          <table:table-cell table:number-columns-repeated="4"/>
          <table:table-cell table:style-name="ce94" office:value-type="string" calcext:value-type="string">
            <text:p>testing to integrate in automatic</text:p>
          </table:table-cell>
          <table:table-cell table:style-name="ce26" office:value-type="string" calcext:value-type="string">
            <text:p>LCID TO PUSH</text:p>
          </table:table-cell>
          <table:table-cell/>
          <table:table-cell table:style-name="ce65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like 360ts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9"/>
          <table:table-cell table:number-columns-repeated="4"/>
          <table:table-cell table:style-name="ce52" office:value-type="string" calcext:value-type="string">
            <text:p>ERROR UNINSTALLING</text:p>
          </table:table-cell>
          <table:table-cell table:style-name="ce5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win-youtube-dl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cr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table:number-columns-repeated="2"/>
          <table:table-cell table:style-name="ce79"/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50" office:value-type="string" calcext:value-type="string">
            <text:p>webFile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infospyware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string" calcext:value-type="string">
            <text:p>1f</text:p>
          </table:table-cell>
          <table:table-cell table:style-name="ce65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style-name="ce39"/>
          <table:table-cell table:number-columns-repeated="19"/>
          <table:table-cell table:style-name="ce73" office:value-type="float" office:value="20140615" calcext:value-type="float">
            <text:p>20140615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7" office:value-type="string" calcext:value-type="string">
            <text:p>OFFICIAL</text:p>
          </table:table-cell>
          <table:table-cell table:style-name="ce41" office:value-type="string" calcext:value-type="string">
            <text:p>enabled-reg-cn 86</text:p>
          </table:table-cell>
          <table:table-cell table:style-name="ce55" office:value-type="string" calcext:value-type="string">
            <text:p>1vs</text:p>
          </table:table-cell>
          <table:table-cell table:style-name="ce85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xonoti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wincontig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79"/>
          <table:table-cell table:style-name="ce55" office:value-type="string" calcext:value-type="string">
            <text:p>11v2</text:p>
          </table:table-cell>
          <table:table-cell table:style-name="ce88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xvst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8"/>
          <table:table-cell table:style-name="ce60"/>
          <table:table-cell table:number-columns-repeated="5"/>
          <table:table-cell table:number-columns-repeated="2" table:style-name="ce77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6"/>
          <table:table-cell table:number-columns-repeated="223"/>
        </table:table-row>
        <table:table-row table:style-name="ro3">
          <table:table-cell table:style-name="ce20" office:value-type="string" calcext:value-type="string">
            <text:p>zona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38" office:value-type="string" calcext:value-type="string">
            <text:p>AutoHotKey</text:p>
          </table:table-cell>
          <table:table-cell table:style-name="ce52" office:value-type="string" calcext:value-type="string">
            <text:p>IMPROVE</text:p>
          </table:table-cell>
          <table:table-cell table:style-name="ce52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N- o catch correct version from exe – uninstall not possible</text:p>
          </table:table-cell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7" office:value-type="string" calcext:value-type="string">
            <text:p>OFFICIAL</text:p>
          </table:table-cell>
          <table:table-cell table:style-name="ce79"/>
          <table:table-cell table:style-name="ce55" office:value-type="float" office:value="1" calcext:value-type="float">
            <text:p>1</text:p>
          </table:table-cell>
          <table:table-cell table:style-name="ce84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6"/>
          <table:table-cell table:number-columns-repeated="25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/>
          <table:table-cell table:formula="of:=SUM([.B3:.B167])" office:value-type="float" office:value="74" calcext:value-type="float">
            <text:p>74</text:p>
          </table:table-cell>
          <table:table-cell table:formula="of:=SUM([.C3:.C167])" office:value-type="float" office:value="2" calcext:value-type="float">
            <text:p>2</text:p>
          </table:table-cell>
          <table:table-cell table:number-columns-repeated="23"/>
          <table:table-cell table:style-name="ce55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8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9"/>
          <table:table-cell office:value-type="string" calcext:value-type="string">
            <text:p>pendant to push</text:p>
          </table:table-cell>
          <table:table-cell table:number-columns-repeated="24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endant to accept</text:p>
          </table:table-cell>
          <table:table-cell table:number-columns-repeated="24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 table:number-rows-repeated="1048294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5:21:19.3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7:15:26.552000000</dc:date>
    <meta:editing-duration>PT19H37M39S</meta:editing-duration>
    <meta:editing-cycles>174</meta:editing-cycles>
    <meta:generator>LibreOffice/4.3.4.1$Windows_x86 LibreOffice_project/bc356b2f991740509f321d70e4512a6a54c5f243</meta:generator>
    <meta:document-statistic meta:table-count="2" meta:cell-count="1451" meta:object-count="0"/>
  </office:meta>
</office:document-meta>
</file>